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HUARSAYA MONTENEGRO, ROXANA LUZ</text:span></text:p>
      <text:p text:style-name="P3"><text:span text:style-name="T6">CANT. TOTAL DE CAJAS: 53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50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>FR. ROJO</text:p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>2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>PONEDORAS S.A.C.</text:span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>GALLINAS ROJAS</text:p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>1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PEDREGAL</text:span></text:p>
      <text:p text:style-name="P6"/>
      <text:p text:style-name="P6">Recojo: <text:span text:style-name="T3">HUARSAYA MONTENEGRO, ROXANA LUZ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4T01:20:54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